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9109904C67DE66AA.png" manifest:media-type="image/png"/>
  <manifest:file-entry manifest:full-path="Pictures/10000000000001C2000000F7D7FFBD1BCF81EC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rsid="00225fe0" officeooo:paragraph-rsid="00225fe0" style:font-size-asian="24pt" style:font-weight-asian="bold" style:font-size-complex="24pt" style:font-weight-complex="bold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fo:font-size="10pt" officeooo:rsid="00225fe0" officeooo:paragraph-rsid="00225fe0" style:font-size-asian="10pt" style:font-size-complex="10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officeooo:rsid="00225fe0" officeooo:paragraph-rsid="00225fe0" style:font-size-asian="10pt" style:font-size-complex="10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officeooo:paragraph-rsid="00225fe0" style:font-size-asian="10pt" style:font-size-complex="10pt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font-weight="bold" officeooo:rsid="00225fe0" officeooo:paragraph-rsid="00225fe0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font-weight="bold" officeooo:rsid="00238cfc" officeooo:paragraph-rsid="00238cfc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font-weight="normal" officeooo:rsid="00225fe0" officeooo:paragraph-rsid="00277a95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fo:font-weight="normal" officeooo:rsid="00277a95" officeooo:paragraph-rsid="00277a9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>
      <style:text-properties style:font-name="Calibri1" fo:font-size="12p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size="10pt" officeooo:rsid="00225fe0" officeooo:paragraph-rsid="00225fe0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fo:font-size="10pt" officeooo:rsid="002b08db" officeooo:paragraph-rsid="002b08db" style:font-size-asian="10pt" style:font-size-complex="10pt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officeooo:rsid="00277a95" officeooo:paragraph-rsid="00277a95" style:font-size-asian="10pt" style:font-size-complex="10pt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0pt" officeooo:rsid="0029e44e" officeooo:paragraph-rsid="0029e44e" style:font-size-asian="10pt" style:font-size-complex="10pt"/>
    </style:style>
    <style:style style:name="P30" style:family="paragraph" style:parent-style-name="Heading_20_1">
      <style:text-properties officeooo:rsid="00225fe0" officeooo:paragraph-rsid="00225fe0"/>
    </style:style>
    <style:style style:name="P31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5fe0" style:font-weight-asian="bold" style:font-weight-complex="bold"/>
    </style:style>
    <style:style style:name="T6" style:family="text">
      <style:text-properties fo:font-weight="bold" officeooo:rsid="00277a95" style:font-weight-asian="bold" style:font-weight-complex="bold"/>
    </style:style>
    <style:style style:name="T7" style:family="text">
      <style:text-properties fo:font-weight="bold" officeooo:rsid="00238cfc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style:font-name="Calibri1" fo:font-size="12pt" style:font-size-asian="12pt" style:font-size-complex="12pt"/>
    </style:style>
    <style:style style:name="T11" style:family="text">
      <style:text-properties style:font-name="Calibri1" fo:font-size="12pt" officeooo:rsid="0013cf67" style:font-size-asian="12pt" style:font-size-complex="12pt"/>
    </style:style>
    <style:style style:name="T12" style:family="text">
      <style:text-properties officeooo:rsid="00238cfc"/>
    </style:style>
    <style:style style:name="T13" style:family="text">
      <style:text-properties officeooo:rsid="00258b3d"/>
    </style:style>
    <style:style style:name="T14" style:family="text">
      <style:text-properties officeooo:rsid="00277a95"/>
    </style:style>
    <style:style style:name="T15" style:family="text">
      <style:text-properties officeooo:rsid="0029e44e"/>
    </style:style>
    <style:style style:name="T16" style:family="text">
      <style:text-properties officeooo:rsid="002ae469"/>
    </style:style>
    <style:style style:name="T17" style:family="text">
      <style:text-properties fo:color="#336633" fo:font-size="14pt" style:font-size-asian="14pt" style:font-size-complex="14pt"/>
    </style:style>
    <style:style style:name="T18" style:family="text">
      <style:text-properties officeooo:rsid="002b08db"/>
    </style:style>
    <style:style style:name="T19" style:family="text">
      <style:text-properties officeooo:rsid="002cd5c1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3" text:name="NumeroTema"/>
        <text:user-field-decl office:value-type="string" office:string-value="Modelo examen 1ª Evaluación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4"/>
          <text:p text:style-name="P4"><text:user-field-get text:name="Modulo">Desarrollo Web entorno cliente</text:user-field-get></text:p>
          <text:p text:style-name="P4">CFGS DAW</text:p>
        </draw:text-box>
      </draw:frame>
      <text:p text:style-name="P24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D7FFBD1BCF81ECDB.jpg" xlink:type="simple" xlink:show="embed" xlink:actuate="onLoad" loext:mime-type="image/jpeg"/></draw:frame></text:p>
      <text:p text:style-name="Standard"/>
      <text:p text:style-name="Standard"/>
      <text:p text:style-name="P5"><text:bookmark text:name="docs-internal-guid-e8f5d430-faba-53b2-6d04-e9273ed17255"/></text:p>
      <text:p text:style-name="Standard"/>
      <text:p text:style-name="P8"/>
      <text:p text:style-name="P6"><text:user-field-get text:name="Tema">Modelo examen 1ª Evaluación</text:user-field-get></text:p>
      <text:p text:style-name="P3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Sergio García Barea</text:p>
      <text:p text:style-name="P19"><text:span text:style-name="T8"><text:s/></text:span><text:a xlink:type="simple" xlink:href="mailto:mail@ceedcv.e" text:style-name="Internet_20_link" text:visited-style-name="Visited_20_Internet_20_Link"><text:span text:style-name="T11">sergio.garcia</text:span></text:a><text:a xlink:type="simple" xlink:href="mailto:mail@ceedcv.e" text:style-name="Internet_20_link" text:visited-style-name="Visited_20_Internet_20_Link"><text:span text:style-name="T10">@ceedcv.e</text:span></text:a><text:span text:style-name="T9">s</text:span></text:p>
      <text:p text:style-name="P22">201<text:span text:style-name="T15">8</text:span>/201<text:span text:style-name="T15">9</text:span></text:p>
      <text:p text:style-name="P21"><text:tab/><text:tab/><text:tab/><text:tab/><text:tab/><text:tab/><text:tab/><text:tab/><text:tab/><text:tab/>Versión:<text:date style:data-style-name="N104" text:date-value="2018-11-08T17:32:40.524256713">181108</text:date>.<text:time style:data-style-name="N105" text:time-value="2018-11-08T17:32:40.524408216">1730</text:time></text:p>
      <text:p text:style-name="P25"/>
      <text:p text:style-name="P25"/>
      <text:p text:style-name="Text_20_body"><text:soft-page-break/><text:span text:style-name="T17">Licencia</text:span></text:p>
      <text:p text:style-name="Standard"/>
      <text:p text:style-name="P18"><draw:frame draw:style-name="fr3" draw:name="gráficos3" text:anchor-type="paragraph" svg:x="0.741cm" svg:y="0cm" svg:width="2cm" svg:height="0.7cm" draw:z-index="2"><draw:image xlink:href="Pictures/1000000000000076000000299109904C67DE66AA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1"/>
      <text:p text:style-name="Notas_20_Informativas"><text:span text:style-name="T3"> </text:span>Atención</text:p>
      <text:p text:style-name="P11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Boletín de ejercicios<text:tab/>3</text:p>
        </text:index-body>
      </text:table-of-content>
      <text:p text:style-name="Standard"/>
      <text:p text:style-name="P31"><text:user-field-get text:name="Tema">Modelo examen 1ª Evaluación</text:user-field-get></text:p>
      <text:h text:style-name="P30" text:outline-level="1">Examen</text:h>
      <text:p text:style-name="P12"><text:span text:style-name="T4">1)</text:span> El bingo es un juego que consiste en comprobar números que van saliendo aleatorios de un cartón (que podemos representar como un array bidimensional).</text:p>
      <text:p text:style-name="P12">Cuando todos los números de una fila han salido, se puede cantar <text:span text:style-name="T15">línea</text:span>.</text:p>
      <text:p text:style-name="P12">Cuando todos los números de un cartón han salido, se puede cantar bingo.</text:p>
      <text:p text:style-name="P12">Realiza las siguientes funciones:</text:p>
      <text:p text:style-name="P10"><text:span text:style-name="T4">a)</text:span> Función compruebaLinea, que recibe un <text:span text:style-name="T13">cartón</text:span> de bingo (representado por un array bidimensional) y un array unidimensional desordenado, con los números que han ido saliendo. Devuelve true si se canta <text:span text:style-name="T16">línea</text:span>, false en caso contrario.</text:p>
      <text:p text:style-name="P10"><text:span text:style-name="T4">b)</text:span> Función compruebaBingo, que recibe un <text:span text:style-name="T13">cartón</text:span> de bingo (representado por un array bidimensional) y un array unidimensional desordenado, con los números que han ido saliendo. Devuelve true si se canta bingo, false en caso contrario. </text:p>
      <text:p text:style-name="P10"><text:span text:style-name="T4">c)</text:span> Función sacaNumeroNuevo, que recibe un array unidimensional con los números que han ido saliendo. Esta función devuelve un número aleatorio entre 1 y 99 que no este presente en el array unidimensional recibido.</text:p>
      <text:p text:style-name="P27"><text:span text:style-name="T4">d)</text:span> Guarda en LocalStorage cuantas veces se ha llamado a la función compruebaBingo. <text:span text:style-name="T19">Debe cargarse este valor desde localStorage a una variable global cada vez que se cargue la página para hacer un conteo permanente (No es necesario mostrarlo por pantalla).</text:span></text:p>
      <text:p text:style-name="P13"><text:span text:style-name="T5">(4.</text:span><text:span text:style-name="T6">5</text:span><text:span text:style-name="T5"> puntos)</text:span></text:p>
      <text:p text:style-name="P12"><text:span text:style-name="T4">2)</text:span> Suponiendo que tenemos dos input “usuario” y “password” <text:span text:style-name="T14">y un botón “meterPassword” y un segundo botón “compruebaUser”</text:span>.</text:p>
      <text:p text:style-name="P12"><text:span text:style-name="T4">a)</text:span> Asocia al evento onfocus de password que al poner el foco se <text:span text:style-name="T13">vacíe</text:span> dicho elemento.</text:p>
      <text:p text:style-name="P12"><text:span text:style-name="T4">b)</text:span> Asocia al evento onblur de usuario que al perder el foco comprueba que tiene entre 7 y 15 caracteres.</text:p>
      <text:p text:style-name="P12"><text:span text:style-name="T4">c)</text:span> Asocia al evento onblur de password que al perder el foco comprueba que tiene al menos un letra y un numero.</text:p>
      <text:p text:style-name="P28"><text:span text:style-name="T4">d)</text:span> Cada vez que pasen 10 segundos saldrá un mensaje “Corre, mete ya el password”. Cuando alguien haga click en el <text:span text:style-name="T18">botón</text:span> “meterPassword”, deberá cancelarse la aparición del mensaje.</text:p>
      <text:p text:style-name="P29"><text:span text:style-name="T4">e)</text:span> Al pulsar el botón “compruebaUser”, realiza una petición por AJAX enviando mediante metodo GET el dato “user” con el contenido del input “usuario” a la url “hola.com/pruebauser.py”. Esta responderá con un JSON con el formato “{‘respuesta’:’SI’}” si es correcto el usuario y con el formato “{‘respuesta’:’NO’}” si no lo es. </text:p>
      <text:p text:style-name="P29">Muestra un alert diciendo si el usuario es correcto o no cuando la respuesta sea recibida.</text:p>
      <text:p text:style-name="P14">(<text:span text:style-name="T14">4.5</text:span> puntos)</text:p>
      <text:p text:style-name="P16"><text:span text:style-name="T7">3</text:span><text:span text:style-name="T4">)</text:span> <text:span text:style-name="T12">Crea la clase consultaSQL, con un constructor con un único atributo que sea cadenaConsulta.</text:span></text:p>
      <text:p text:style-name="P17"><text:span text:style-name="T4">a)</text:span> Asocia a esa clase un método comprobarSeguridadConsulta que compruebe si la consulta de nuestra clase tiene algún simbolo ‘ o #. Si es así, devolverá false, si no tiene ninguno de esos símbolos devolverá true.</text:p>
      <text:p text:style-name="P17"><text:span text:style-name="T4">b)</text:span> Asocia a esta clase un método comprobarCadenaMayusculas, que devolverá true si la cadena esta toda en mayúsculas, false en caso contrario.</text:p>
      <text:p text:style-name="P15">(1 punto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3" text:name="NumeroTema"/>
          <text:user-field-decl office:value-type="string" office:string-value="Modelo examen 1ª Evaluación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Modelo examen 1ª Evaluación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15M18S</meta:editing-duration>
    <meta:editing-cycles>20</meta:editing-cycles>
    <meta:generator>LibreOffice/6.1.3.2$Linux_X86_64 LibreOffice_project/10$Build-2</meta:generator>
    <dc:title>Plantilla CEED</dc:title>
    <dc:date>2018-11-08T17:32:40.430856580</dc:date>
    <meta:document-statistic meta:table-count="0" meta:image-count="2" meta:object-count="0" meta:page-count="3" meta:paragraph-count="43" meta:word-count="570" meta:character-count="3572" meta:non-whitespace-character-count="3025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